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остя я тебя люблю</text:p>
      <text:p text:style-name="Standard">И не страшно что я это говорю </text:p>
      <text:p text:style-name="Standard">Не скрывая никаких эмоций</text:p>
      <text:p text:style-name="Standard">Ведь мы же в этом мире взрослом</text:p>
      <text:p text:style-name="Standard">Друг другу по духу сестры и братья</text:p>
      <text:p text:style-name="Standard">Не буду даже вспоминать я</text:p>
      <text:p text:style-name="Standard">Как однажды больно ты мне сделал</text:p>
      <text:p text:style-name="Standard">И ты знаешь, каждую неделю</text:p>
      <text:p text:style-name="Standard">С нетерпеньем жду приезда твоего</text:p>
      <text:p text:style-name="Standard">Из плохого я не вспомню совсем ничего</text:p>
      <text:p text:style-name="Standard">Ведь ты и Катя-сестры-братья, а значит</text:p>
      <text:p text:style-name="Standard">Часть великого слова «Семья»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1-10-02T19:37:13.15</meta:creation-date>
    <meta:document-statistic meta:table-count="0" meta:image-count="0" meta:object-count="0" meta:page-count="1" meta:paragraph-count="12" meta:word-count="67" meta:character-count="356"/>
    <dc:date>2011-10-02T19:47:56.38</dc:date>
    <dc:creator>Елизавета Чижикова</dc:creator>
    <meta:editing-duration>PT00H10M43S</meta:editing-duration>
    <meta:editing-cycles>1</meta:editing-cycles>
    <meta:generator>OpenOffice.org/3.2$Win32 OpenOffice.org_project/320m12$Build-9483</meta:generator>
  </office:meta>
</office:document-meta>
</file>